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05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85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25cm" svg:height="0.469cm" svg:x="1.828cm" svg:y="3.12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57cm" svg:height="0.529cm" svg:x="5.964cm" svg:y="2.05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57cm" svg:height="0.529cm" svg:x="2.956cm" svg:y="0.17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2" draw:text-style-name="P1" draw:layer="layout" svg:x1="3.19cm" svg:y1="0.749cm" svg:x2="3.179cm" svg:y2="2.364cm">
          <text:p/>
        </draw:line>
        <draw:line draw:style-name="gr2" draw:text-style-name="P1" draw:layer="layout" svg:x1="3.179cm" svg:y1="2.364cm" svg:x2="2.193cm" svg:y2="3.319cm">
          <text:p/>
        </draw:line>
        <draw:line draw:style-name="gr2" draw:text-style-name="P1" draw:layer="layout" svg:x1="3.179cm" svg:y1="2.364cm" svg:x2="6.066cm" svg:y2="2.364cm">
          <text:p/>
        </draw:line>
        <draw:line draw:style-name="gr3" draw:text-style-name="P1" draw:layer="layout" svg:x1="2.437cm" svg:y1="3.076cm" svg:x2="4.439cm" svg:y2="3.076cm">
          <text:p/>
        </draw:line>
        <draw:line draw:style-name="gr3" draw:text-style-name="P1" draw:id="id4" draw:layer="layout" svg:x1="4.439cm" svg:y1="3.076cm" svg:x2="4.439cm" svg:y2="1.806cm">
          <text:p/>
        </draw:line>
        <draw:line draw:style-name="gr4" draw:text-style-name="P1" draw:id="id6" draw:layer="layout" svg:x1="3.179cm" svg:y1="2.364cm" svg:x2="2.437cm" svg:y2="3.076cm">
          <text:p/>
        </draw:line>
        <draw:line draw:style-name="gr5" draw:text-style-name="P1" draw:layer="layout" svg:x1="2.457cm" svg:y1="1.806cm" svg:x2="3.158cm" svg:y2="1.094cm">
          <text:p/>
        </draw:line>
        <draw:line draw:style-name="gr5" draw:text-style-name="P1" draw:layer="layout" svg:x1="4.45cm" svg:y1="3.066cm" svg:x2="5.161cm" svg:y2="2.365cm">
          <text:p/>
        </draw:line>
        <draw:line draw:style-name="gr5" draw:text-style-name="P1" draw:id="id2" draw:layer="layout" svg:x1="4.428cm" svg:y1="1.816cm" svg:x2="2.447cm" svg:y2="1.806cm">
          <text:p/>
        </draw:line>
        <draw:line draw:style-name="gr5" draw:text-style-name="P1" draw:layer="layout" svg:x1="2.467cm" svg:y1="3.035cm" svg:x2="2.467cm" svg:y2="1.795cm">
          <text:p/>
        </draw:line>
        <draw:line draw:style-name="gr5" draw:text-style-name="P1" draw:layer="layout" svg:x1="5.161cm" svg:y1="1.104cm" svg:x2="3.18cm" svg:y2="1.094cm">
          <text:p/>
        </draw:line>
        <draw:line draw:style-name="gr5" draw:text-style-name="P1" draw:layer="layout" svg:x1="4.45cm" svg:y1="1.816cm" svg:x2="5.151cm" svg:y2="1.104cm">
          <text:p/>
        </draw:line>
        <draw:line draw:style-name="gr5" draw:text-style-name="P1" draw:layer="layout" svg:x1="5.15cm" svg:y1="2.344cm" svg:x2="5.15cm" svg:y2="1.104cm">
          <text:p/>
        </draw:line>
        <draw:path draw:style-name="gr6" draw:text-style-name="P1" draw:layer="layout" svg:width="0.497cm" svg:height="1.346cm" draw:transform="rotate (-0.984714763976201) translate (4.31906812035254cm 1.61071974503948cm)" svg:viewBox="0 0 498 1347" svg:d="m0-4073c162 30 319-80 435-174 143-116 9-319-61-441-76-132-164-269-151-425l28-134 7-150-3-18">
          <text:p/>
        </draw:path>
        <draw:line draw:style-name="gr7" draw:text-style-name="P1" draw:layer="layout" svg:x1="4.044cm" svg:y1="2.12cm" svg:x2="4.105cm" svg:y2="1.978cm">
          <text:p/>
        </draw:line>
        <draw:frame draw:style-name="gr1" draw:id="id1" draw:layer="layout" svg:width="1.292cm" svg:height="0.53cm" svg:x="5.761cm" svg:y="0.8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8" draw:text-style-name="P1" draw:layer="layout" draw:type="curve" svg:x1="5.761cm" svg:y1="1.144cm" svg:x2="4.428cm" svg:y2="1.811cm" draw:start-shape="id1" draw:end-shape="id2" draw:end-glue-point="1" svg:d="m5761 1144c-999 0-333 667-1333 667">
          <text:p/>
        </draw:connector>
        <draw:frame draw:style-name="gr9" draw:text-style-name="P3" draw:id="id5" draw:layer="layout" svg:width="1.306cm" svg:height="0.582cm" svg:x="5.275cm" svg:y="3.004cm">
          <draw:text-box>
            <text:p text:style-name="P2"><text:span text:style-name="T1">تیسرا راستا</text:span></text:p>
          </draw:text-box>
        </draw:frame>
        <draw:frame draw:style-name="gr9" draw:text-style-name="P3" draw:layer="layout" svg:width="1.361cm" svg:height="0.582cm" svg:x="7.401cm" svg:y="2.405cm">
          <draw:text-box>
            <text:p text:style-name="P2"><text:span text:style-name="T1"><text:s/></text:span><text:span text:style-name="T1">چوتھا راستا</text:span></text:p>
          </draw:text-box>
        </draw:frame>
        <draw:frame draw:style-name="gr10" draw:text-style-name="P3" draw:id="id3" draw:layer="layout" svg:width="1.454cm" svg:height="0.582cm" svg:x="0.731cm" svg:y="1.681cm">
          <draw:text-box>
            <text:p text:style-name="P2"><text:span text:style-name="T1">دوسرا راستا</text:span></text:p>
          </draw:text-box>
        </draw:frame>
        <draw:connector draw:style-name="gr8" draw:text-style-name="P1" draw:layer="layout" draw:type="curve" svg:x1="2.185cm" svg:y1="1.972cm" svg:x2="2.844cm" svg:y2="2.599cm" draw:start-shape="id3" draw:start-glue-point="1" svg:d="m2185 1972c870 0 541 627 659 627">
          <text:p/>
        </draw:connector>
        <draw:connector draw:style-name="gr8" draw:text-style-name="P1" draw:layer="layout" draw:type="curve" svg:x1="7.401cm" svg:y1="2.696cm" svg:x2="4.439cm" svg:y2="2.441cm" draw:end-shape="id4" svg:d="m7401 2696c-1734 0-253-255-2962-255">
          <text:p/>
        </draw:connector>
        <draw:connector draw:style-name="gr8" draw:text-style-name="P1" draw:layer="layout" draw:type="curve" draw:line-skew="0.449cm -0.139cm" svg:x1="5.275cm" svg:y1="3.295cm" svg:x2="2.808cm" svg:y2="3.076cm" draw:start-shape="id5" draw:start-glue-point="3" draw:end-shape="id6" draw:end-glue-point="2" svg:d="m5275 3295c-898 0-748 71-1140 151s-1327 171-1327-370">
          <text:p/>
        </draw:connector>
        <draw:frame draw:style-name="gr1" draw:layer="layout" svg:width="0.39cm" svg:height="0.469cm" svg:x="2.052cm" svg:y="2.68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56cm" svg:height="0.53cm" svg:x="5.122cm" svg:y="1.83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464cm" svg:height="0.53cm" svg:x="2.726cm" svg:y="0.57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3" draw:id="id7" draw:layer="layout" svg:width="1.179cm" svg:height="0.582cm" svg:x="1.087cm" svg:y="1.104cm">
          <draw:text-box>
            <text:p text:style-name="P2"><text:span text:style-name="T1">پہلا راستا</text:span></text:p>
          </draw:text-box>
        </draw:frame>
        <draw:frame draw:style-name="gr9" draw:text-style-name="P3" draw:layer="layout" svg:width="1.277cm" svg:height="0.582cm" svg:x="5.836cm" svg:y="0.594cm">
          <draw:text-box>
            <text:p text:style-name="P2"><text:span text:style-name="T1">آخری نکتہ</text:span></text:p>
          </draw:text-box>
        </draw:frame>
        <draw:connector draw:style-name="gr8" draw:text-style-name="P1" draw:layer="layout" draw:type="curve" draw:line-skew="-0.018cm" svg:x1="2.266cm" svg:y1="1.395cm" svg:x2="3.786cm" svg:y2="2.46cm" draw:start-shape="id7" draw:start-glue-point="1" svg:d="m2266 1395c1489 0 730 1065 1520 10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09T15:42:24</dc:date>
    <dc:creator>khalid khan</dc:creator>
    <meta:editing-duration>PT02H53M01S</meta:editing-duration>
    <meta:editing-cycles>23</meta:editing-cycles>
    <meta:generator>OpenOffice.org/3.1$Linux OpenOffice.org_project/310m19$Build-9420</meta:generator>
    <meta:document-statistic meta:object-count="3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50%">
      <math:mrow>
        <math:mrow>
          <math:mo math:stretchy="false">(</math:mo>
          <math:mrow>
            <math:msub>
              <math:mo math:stretchy="false">λ</math:mo>
              <math:msub>
                <math:mn>1</math:mn>
                <math:mn>0</math:mn>
              </math:msub>
            </math:msub>
            <math:mi>,</math:mi>
            <math:msub>
              <math:mo math:stretchy="false">λ</math:mo>
              <math:msub>
                <math:mn>2</math:mn>
                <math:mn>0</math:mn>
              </math:msub>
            </math:msub>
            <math:mi>,</math:mi>
            <math:msub>
              <math:mi>x</math:mi>
              <math:mn>0</math:mn>
            </math:msub>
          </math:mrow>
          <math:mo math:stretchy="false">)</math:mo>
        </math:mrow>
      </math:mrow>
    </math:mstyle>
    <math:annotation math:encoding="StarMath 5.0">size *0.5 {(%lambda_{1_0},%lambda_{2_0},x_0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50%">
      <math:mrow>
        <math:msub>
          <math:mi>x</math:mi>
          <math:mn>0</math:mn>
        </math:msub>
      </math:mrow>
    </math:mstyle>
    <math:annotation math:encoding="StarMath 5.0">size *0.5 {x_0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50%">
      <math:mrow>
        <math:msub>
          <math:mo math:stretchy="false">λ</math:mo>
          <math:msub>
            <math:mn>1</math:mn>
            <math:mn>0</math:mn>
          </math:msub>
        </math:msub>
      </math:mrow>
    </math:mstyle>
    <math:annotation math:encoding="StarMath 5.0">size *0.5{%lambda_{1_0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o math:stretchy="false">λ</math:mo>
      <math:mn>1</math:mn>
    </math:msub>
    <math:annotation math:encoding="StarMath 5.0">%lambda_1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50%">
      <math:mrow>
        <math:msub>
          <math:mo math:stretchy="false">λ</math:mo>
          <math:msub>
            <math:mn>2</math:mn>
            <math:mn>0</math:mn>
          </math:msub>
        </math:msub>
      </math:mrow>
    </math:mstyle>
    <math:annotation math:encoding="StarMath 5.0">size *0.5 {%lambda_{2_0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 math:stretchy="false">λ</math:mo>
      <math:mn>2</math:mn>
    </math:msub>
    <math:annotation math:encoding="StarMath 5.0">%lambda_2</math:annotation>
  </math:semantics>
</math:math>
</file>